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8d2" officeooo:paragraph-rsid="0008d8d2"/>
    </style:style>
    <style:style style:name="P2" style:family="paragraph" style:parent-style-name="Standard">
      <style:text-properties officeooo:rsid="000a1f8d" officeooo:paragraph-rsid="000a1f8d"/>
    </style:style>
    <style:style style:name="P3" style:family="paragraph" style:parent-style-name="Standard" style:list-style-name="L1">
      <style:text-properties officeooo:rsid="000a1f8d" officeooo:paragraph-rsid="000a1f8d"/>
    </style:style>
    <style:style style:name="P4" style:family="paragraph" style:parent-style-name="Standard">
      <style:text-properties officeooo:rsid="000a1f8d" officeooo:paragraph-rsid="000b606b"/>
    </style:style>
    <style:style style:name="P5" style:family="paragraph" style:parent-style-name="Standard">
      <style:text-properties fo:font-weight="bold" officeooo:rsid="0008d8d2" officeooo:paragraph-rsid="0008d8d2" style:font-weight-asian="bold" style:font-weight-complex="bold"/>
    </style:style>
    <style:style style:name="P6" style:family="paragraph" style:parent-style-name="Standard">
      <style:text-properties fo:font-weight="bold" officeooo:rsid="0008d8d2" officeooo:paragraph-rsid="000b606b" style:font-weight-asian="bold" style:font-weight-complex="bold"/>
    </style:style>
    <style:style style:name="P7" style:family="paragraph" style:parent-style-name="Standard">
      <style:text-properties officeooo:rsid="000b606b" officeooo:paragraph-rsid="000b606b"/>
    </style:style>
    <style:style style:name="P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a1f8d" officeooo:paragraph-rsid="000a1f8d"/>
    </style:style>
    <style:style style:name="T1" style:family="text">
      <style:text-properties officeooo:rsid="000b60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art I:</text:span></text:p>
      <text:p text:style-name="P6"/>
      <text:p text:style-name="P6">Assume you have an API such as the following:</text:p>
      <text:p text:style-name="P1"/>
      <text:p text:style-name="P1"><text:a xlink:type="simple" xlink:href="http://localhost:80/v2/getdata" text:style-name="Internet_20_link" text:visited-style-name="Visited_20_Internet_20_Link">http://localhost:80/v2/getdata</text:a></text:p>
      <text:p text:style-name="P1"/>
      <text:p text:style-name="P1">Implemented methods are GET and PUT</text:p>
      <text:p text:style-name="P1"/>
      <text:p text:style-name="P1">The service should respond to ALL requests with something like the following:</text:p>
      <text:p text:style-name="P1"/>
      <text:p text:style-name="P1">{</text:p>
      <text:p text:style-name="P1"><text:tab/>“Name”: “string”,</text:p>
      <text:p text:style-name="P1"><text:tab/>“ID”: int,</text:p>
      <text:p text:style-name="P1"><text:tab/>“Whereabouts”: [“string”]</text:p>
      <text:p text:style-name="P1"><text:tab/>“FamousWords”: “string”</text:p>
      <text:p text:style-name="P1">}</text:p>
      <text:p text:style-name="P1"/>
      <text:p text:style-name="P1">Write some tests to <text:span text:style-name="T1">validate</text:span> this endpoint. Write at least a couple of tests to validate the status code and the response object (data).</text:p>
      <text:p text:style-name="P1"/>
      <text:p text:style-name="P1">Think of all test cases that are appropriate for basic functional testing and use your testing mindset to think of scenarios that SHOULD be tested.</text:p>
      <text:p text:style-name="P1"/>
      <text:p text:style-name="P5"/>
      <text:p text:style-name="P5"/>
      <text:p text:style-name="P5"><text:span text:style-name="T1">Part II</text:span>:</text:p>
      <text:p text:style-name="P1"/>
      <text:p text:style-name="P1">Given the following url: <text:s/><text:a xlink:type="simple" xlink:href="http://www.mocky.io/v2/589a72790f0000c0151f4d69" text:style-name="Internet_20_link" text:visited-style-name="Visited_20_Internet_20_Link">http://www.mocky.io/v2/589a72790f0000c0151f4d69</text:a></text:p>
      <text:p text:style-name="P7"/>
      <text:p text:style-name="P2">Write a test to perform the following:</text:p>
      <text:p text:style-name="P2"/>
      <text:list xml:id="list1154292755386975424" text:style-name="L1">
        <text:list-item>
          <text:p text:style-name="P3">Create an http request client</text:p>
        </text:list-item>
        <text:list-item>
          <text:p text:style-name="P3">Perform a GET|PUT|POST request (pick which is best)</text:p>
        </text:list-item>
        <text:list-item>
          <text:p text:style-name="P3">Receive the response from the request and perform these two verifications.</text:p>
          <text:list>
            <text:list-item>
              <text:p text:style-name="P3">status code</text:p>
            </text:list-item>
            <text:list-item>
              <text:p text:style-name="P3">response body</text:p>
            </text:list-item>
          </text:list>
        </text:list-item>
      </text:list>
      <text:p text:style-name="P2"/>
      <text:p text:style-name="P8"/>
      <text:p text:style-name="P4"/>
      <text:p text:style-name="P4"><text:span text:style-name="T1">* For both Part I and Part II you may use any programming language or tools that you think are appropriate to complete the task. <text:s/>Example: Java, Python, Ruby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15:52.052894170</meta:creation-date>
    <dc:date>2017-02-08T09:42:08.242231411</dc:date>
    <meta:editing-duration>PT15M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166" meta:character-count="1023" meta:non-whitespace-character-count="878"/>
  </office:meta>
</office:document-meta>
</file>